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021000000217FD8F2B5AD1753FB.png" manifest:media-type="image/png"/>
  <manifest:file-entry manifest:full-path="Pictures/1000000100000021000000212699CCAAA7FE2605.png" manifest:media-type="image/png"/>
  <manifest:file-entry manifest:full-path="Pictures/100000010000002100000021B695AA53B095C02C.png" manifest:media-type="image/png"/>
  <manifest:file-entry manifest:full-path="Pictures/100000010000002100000021CB6BB2377EF60673.png" manifest:media-type="image/png"/>
  <manifest:file-entry manifest:full-path="Pictures/10000000000003C000000500D566F3EA87BCF56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Black" svg:font-family="'Arial Black'" style:font-family-generic="roman" style:font-pitch="variable"/>
    <style:font-face style:name="Calibri" svg:font-family="Calibri" style:font-family-generic="roman" style:font-pitch="variable"/>
    <style:font-face style:name="Calibri Light" svg:font-family="'Calibri Light'" style:font-family-generic="system" style:font-pitch="variable"/>
    <style:font-face style:name="Calibri1" svg:font-family="Calibri"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Vrinda" svg:font-family="Vrinda" style:font-family-generic="system" style:font-pitch="variable"/>
    <style:font-face style:name="맑은 고딕" svg:font-family="'맑은 고딕'" style:font-family-generic="system" style:font-pitch="variable"/>
  </office:font-face-decls>
  <office:automatic-styles>
    <style:style style:name="P1" style:family="paragraph" style:parent-style-name="Frame_20_contents">
      <style:paragraph-properties fo:margin-top="0cm" fo:margin-bottom="0.282cm" style:contextual-spacing="false"/>
    </style:style>
    <style:style style:name="P2" style:family="paragraph" style:parent-style-name="Frame_20_contents">
      <style:text-properties fo:font-size="13pt" style:font-size-asian="13pt" style:font-name-complex="Calibri1"/>
    </style:style>
    <style:style style:name="P3" style:family="paragraph" style:parent-style-name="Frame_20_contents">
      <style:paragraph-properties fo:margin-top="0cm" fo:margin-bottom="0cm" style:contextual-spacing="false" fo:line-height="100%" fo:text-align="justify" style:justify-single-word="false"/>
      <style:text-properties style:font-name-complex="Calibri1"/>
    </style:style>
    <style:style style:name="P4" style:family="paragraph" style:parent-style-name="Frame_20_contents">
      <style:paragraph-properties fo:margin-top="0cm" fo:margin-bottom="0cm" style:contextual-spacing="false" fo:line-height="100%" fo:text-align="justify" style:justify-single-word="false"/>
      <style:text-properties fo:color="#ffffff" loext:opacity="100%" style:font-name-complex="Calibri1"/>
    </style:style>
    <style:style style:name="P5" style:family="paragraph" style:parent-style-name="Frame_20_contents">
      <style:paragraph-properties fo:margin-top="0cm" fo:margin-bottom="0cm" style:contextual-spacing="false" fo:line-height="100%" fo:text-align="justify" style:justify-single-word="false"/>
    </style:style>
    <style:style style:name="P6" style:family="paragraph" style:parent-style-name="Frame_20_contents">
      <style:paragraph-properties fo:margin-top="0cm" fo:margin-bottom="0cm" style:contextual-spacing="false" fo:line-height="100%" fo:text-align="justify" style:justify-single-word="false"/>
      <style:text-properties fo:font-style="italic" style:font-style-asian="italic" style:font-name-complex="Calibri1"/>
    </style:style>
    <style:style style:name="P7" style:family="paragraph" style:parent-style-name="Frame_20_contents">
      <style:paragraph-properties fo:margin-top="0cm" fo:margin-bottom="0cm" style:contextual-spacing="false" fo:line-height="150%" fo:text-align="justify" style:justify-single-word="false"/>
    </style:style>
    <style:style style:name="P8" style:family="paragraph" style:parent-style-name="Frame_20_contents">
      <style:paragraph-properties fo:margin-top="0cm" fo:margin-bottom="0.282cm" style:contextual-spacing="false"/>
      <style:text-properties officeooo:rsid="001eda5e" officeooo:paragraph-rsid="001eda5e"/>
    </style:style>
    <style:style style:name="P9" style:family="paragraph" style:parent-style-name="Frame_20_contents">
      <style:paragraph-properties fo:margin-top="0cm" fo:margin-bottom="0cm" style:contextual-spacing="false" fo:line-height="150%" fo:text-align="justify" style:justify-single-word="false"/>
      <style:text-properties officeooo:rsid="001eda5e" officeooo:paragraph-rsid="001eda5e"/>
    </style:style>
    <style:style style:name="P10" style:family="paragraph" style:parent-style-name="Standard">
      <style:paragraph-properties fo:margin-top="0cm" fo:margin-bottom="0.282cm" style:contextual-spacing="false" fo:line-height="108%" fo:text-align="start" style:justify-single-word="false" fo:orphans="2" fo:widows="2" style:writing-mode="lr-tb"/>
    </style:style>
    <style:style style:name="P11" style:family="paragraph">
      <loext:graphic-properties draw:fill="none"/>
      <style:paragraph-properties fo:text-align="start"/>
      <style:text-properties fo:color="#000000" loext:opacity="100%" fo:font-size="18pt"/>
    </style:style>
    <style:style style:name="P12" style:family="paragraph">
      <loext:graphic-properties draw:fill="solid" draw:fill-color="#f2f2f2"/>
      <style:paragraph-properties fo:text-align="start"/>
      <style:text-properties fo:font-size="18pt"/>
    </style:style>
    <style:style style:name="P13" style:family="paragraph">
      <loext:graphic-properties draw:fill="solid" draw:fill-color="#3176e0"/>
      <style:paragraph-properties fo:text-align="start"/>
      <style:text-properties fo:font-size="18pt"/>
    </style:style>
    <style:style style:name="P14" style:family="paragraph">
      <loext:graphic-properties draw:fill="none"/>
      <style:paragraph-properties fo:text-align="start"/>
      <style:text-properties fo:font-size="11pt"/>
    </style:style>
    <style:style style:name="P15" style:family="paragraph">
      <loext:graphic-properties draw:fill="none"/>
      <style:paragraph-properties fo:text-align="start"/>
      <style:text-properties fo:font-size="18pt"/>
    </style:style>
    <style:style style:name="P16" style:family="paragraph">
      <loext:graphic-properties draw:fill="bitmap" draw:fill-image-name="msFillBitmap_20_1" style:repeat="stretch"/>
      <style:paragraph-properties fo:text-align="start"/>
      <style:text-properties fo:font-size="18pt"/>
    </style:style>
    <style:style style:name="T1" style:family="text">
      <style:text-properties fo:color="#3176e0" loext:opacity="100%" style:font-name="Arial Black" fo:font-size="20pt" fo:font-weight="bold" style:font-size-asian="20pt" style:font-weight-asian="bold" style:font-name-complex="Calibri Light" style:font-size-complex="20pt" style:font-weight-complex="bold"/>
    </style:style>
    <style:style style:name="T2" style:family="text">
      <style:text-properties fo:color="#3176e0" loext:opacity="100%" fo:font-weight="bold" style:font-weight-asian="bold" style:font-name-complex="Calibri1"/>
    </style:style>
    <style:style style:name="T3" style:family="text">
      <style:text-properties fo:color="#3176e0" loext:opacity="100%"/>
    </style:style>
    <style:style style:name="T4" style:family="text">
      <style:text-properties fo:color="#000000" loext:opacity="100%" fo:font-size="13pt" style:font-size-asian="13pt" style:font-name-complex="Calibri1"/>
    </style:style>
    <style:style style:name="T5" style:family="text">
      <style:text-properties fo:color="#000000" loext:opacity="100%" fo:font-size="15pt" style:font-size-asian="15pt" style:font-name-complex="Calibri1"/>
    </style:style>
    <style:style style:name="T6" style:family="text">
      <style:text-properties fo:color="#000000" loext:opacity="100%" style:font-name-complex="Calibri1"/>
    </style:style>
    <style:style style:name="T7" style:family="text">
      <style:text-properties fo:font-size="13pt" style:font-size-asian="13pt" style:font-name-complex="Calibri1"/>
    </style:style>
    <style:style style:name="T8" style:family="text">
      <style:text-properties fo:font-size="15pt" style:font-size-asian="15pt" style:font-name-complex="Calibri1"/>
    </style:style>
    <style:style style:name="T9" style:family="text">
      <style:text-properties fo:color="#ffffff" loext:opacity="100%" fo:font-size="15pt" style:font-size-asian="15pt" style:font-name-complex="Calibri1"/>
    </style:style>
    <style:style style:name="T10" style:family="text">
      <style:text-properties fo:color="#ffffff" loext:opacity="100%" style:font-name-complex="Calibri1"/>
    </style:style>
    <style:style style:name="T11" style:family="text">
      <style:text-properties fo:color="#ffffff" loext:opacity="100%" fo:font-weight="normal" style:font-weight-asian="normal" style:font-weight-complex="normal"/>
    </style:style>
    <style:style style:name="T12" style:family="text">
      <style:text-properties fo:color="#ffffff" loext:opacity="100%" fo:font-weight="bold" style:font-weight-asian="bold" style:font-weight-complex="bold"/>
    </style:style>
    <style:style style:name="T13" style:family="text">
      <style:text-properties style:font-name-complex="Calibri1"/>
    </style:style>
    <style:style style:name="T14" style:family="text">
      <style:text-properties fo:font-style="italic" style:font-style-asian="italic" style:font-name-complex="Calibri1"/>
    </style:style>
    <style:style style:name="T15" style:family="text">
      <style:text-properties fo:font-style="normal" style:font-style-asian="normal" style:font-name-complex="Calibri1" style:font-style-complex="normal"/>
    </style:style>
    <style:style style:name="T16" style:family="text">
      <style:text-properties style:use-window-font-color="true" loext:opacity="0%" fo:font-weight="normal" style:font-weight-asian="normal" style:font-size-complex="10pt" style:font-weight-complex="normal"/>
    </style:style>
    <style:style style:name="T17" style:family="text">
      <style:text-properties style:use-window-font-color="true" loext:opacity="0%" fo:font-weight="normal" style:font-weight-asian="normal" style:font-weight-complex="normal"/>
    </style:style>
    <style:style style:name="gr1" style:family="graphic" style:parent-style-name="Frame">
      <style:graphic-properties draw:stroke="none" svg:stroke-width="0.018cm" draw:fill="none" draw:textarea-vertical-align="top" draw:auto-grow-height="false" fo:min-height="4.001cm" fo:min-width="4.32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018cm" draw:fill="none" draw:textarea-vertical-align="top" draw:auto-grow-height="false" fo:min-height="0.764cm" fo:min-width="5.011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018cm" draw:fill="none" draw:textarea-vertical-align="top" draw:auto-grow-height="false" fo:min-height="3.812cm" fo:min-width="4.32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035cm" draw:fill="solid" draw:fill-color="#f2f2f2" draw:textarea-vertical-align="top" draw:auto-grow-height="false" fo:min-height="0cm" fo:min-width="4.073cm" fo:padding-top="0.125cm" fo:padding-bottom="0.125cm" fo:padding-left="0.25cm" fo:padding-right="0.25cm" fo:wrap-option="wrap" fo:margin-left="0cm" fo:margin-right="0cm" fo:margin-top="0.002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width="0.035cm" draw:stroke-linejoin="miter" svg:stroke-linecap="butt" draw:fill="solid" draw:fill-color="#f2f2f2" draw:textarea-vertical-align="top" draw:auto-grow-height="false" fo:min-height="0cm" fo:min-width="4.073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none" svg:stroke-width="0.018cm" draw:fill="none" draw:textarea-vertical-align="top" draw:auto-grow-height="false" fo:min-height="3.187cm" fo:min-width="4.32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none" svg:stroke-width="0.018cm" draw:fill="none" draw:textarea-vertical-align="top" draw:auto-grow-height="false" fo:min-height="5.211cm" fo:min-width="4.32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none" svg:stroke-width="0.018cm" draw:fill="none" draw:textarea-vertical-align="top" draw:auto-grow-height="false" fo:min-height="0.727cm" fo:min-width="13.764cm" fo:padding-top="0.127cm" fo:padding-bottom="0.127cm" fo:padding-left="0.254cm" fo:padding-right="0.254cm" fo:wrap-option="wrap" fo:margin-left="0cm" fo:margin-right="0cm" fo:margin-top="0cm" fo:margin-bottom="0.0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width="0.035cm" draw:stroke-linejoin="miter" svg:stroke-linecap="butt" draw:fill="solid" draw:fill-color="#3176e0" draw:textarea-vertical-align="top" draw:auto-grow-height="false" fo:min-height="0cm" fo:min-width="13.148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parent-style-name="Frame">
      <style:graphic-properties draw:stroke="none" svg:stroke-width="0.018cm" draw:fill="none" draw:textarea-vertical-align="top" draw:auto-grow-height="false" fo:min-height="0.764cm" fo:min-width="9.514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parent-style-name="Frame">
      <style:graphic-properties draw:stroke="none" svg:stroke-width="0.018cm" draw:fill="none" draw:textarea-vertical-align="top" draw:auto-grow-height="false" fo:min-height="2.371cm" fo:min-width="13.765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width="0.035cm" draw:stroke-linejoin="miter" svg:stroke-linecap="butt" draw:fill="solid" draw:fill-color="#3176e0" draw:textarea-vertical-align="top" draw:auto-grow-height="false" fo:min-height="0cm" fo:min-width="13.148cm" fo:padding-top="0.125cm" fo:padding-bottom="0.125cm" fo:padding-left="0.25cm" fo:padding-right="0.25cm" fo:wrap-option="wrap" fo:margin-left="0.002cm" fo:margin-right="0cm" fo:margin-top="0.002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parent-style-name="Frame">
      <style:graphic-properties draw:stroke="none" svg:stroke-width="0.018cm" draw:fill="none" draw:textarea-vertical-align="top" draw:auto-grow-height="false" fo:min-height="0.764cm" fo:min-width="9.832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parent-style-name="Frame">
      <style:graphic-properties draw:stroke="none" svg:stroke-width="0.018cm" draw:fill="none" draw:textarea-vertical-align="top" draw:auto-grow-height="false" fo:min-height="0.764cm" fo:min-width="4.207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fo:margin-left="0.019cm" fo:margin-right="0.018cm" fo:margin-top="0.019cm" fo:margin-bottom="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solid" svg:stroke-width="0.035cm" svg:stroke-color="#ffffff" draw:stroke-linejoin="miter" svg:stroke-linecap="butt" draw:fill="none" draw:textarea-vertical-align="top" draw:auto-grow-height="false" draw:fit-to-size="false" style:shrink-to-fit="false" fo:min-height="0.203cm" fo:min-width="0cm" fo:padding-top="0.125cm" fo:padding-bottom="0.125cm" fo:padding-left="0.25cm" fo:padding-right="0.25cm" fo:wrap-option="wrap" style:run-through="foreground"/>
    </style:style>
    <style:style style:name="gr17"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18" style:family="graphic" style:parent-style-name="Frame">
      <style:graphic-properties draw:stroke="none" svg:stroke-width="0.018cm" draw:fill="none" draw:textarea-vertical-align="top" draw:auto-grow-height="false" fo:min-height="4.316cm" fo:min-width="4.32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parent-style-name="Frame">
      <style:graphic-properties draw:stroke="none" svg:stroke-width="0.018cm" draw:fill="none" draw:textarea-vertical-align="top" draw:auto-grow-height="false" fo:min-height="0.764cm" fo:min-width="3.558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parent-style-name="Frame">
      <style:graphic-properties draw:stroke="none" svg:stroke-width="0.018cm" draw:fill="none" draw:textarea-vertical-align="top" draw:auto-grow-height="false" fo:min-height="14.118cm" fo:min-width="13.765cm" fo:padding-top="0.127cm" fo:padding-bottom="0.127cm" fo:padding-left="0.254cm" fo:padding-right="0.254cm" fo:wrap-option="wrap" fo:margin-left="0cm" fo:margin-right="0cm" fo:margin-top="0cm" fo:margin-bottom="0.0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parent-style-name="Frame">
      <style:graphic-properties draw:stroke="none" svg:stroke-width="0.018cm" draw:fill="none" draw:textarea-vertical-align="top" draw:auto-grow-height="false" fo:min-height="0.764cm" fo:min-width="7.398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parent-style-name="Frame">
      <style:graphic-properties draw:stroke="none" svg:stroke-width="0.018cm" draw:fill="none" draw:textarea-vertical-align="top" draw:auto-grow-height="false" fo:min-height="2.337cm" fo:min-width="13.767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parent-style-name="Frame">
      <style:graphic-properties draw:stroke="none" svg:stroke-width="0.018cm" draw:fill="none" draw:textarea-vertical-align="top" draw:auto-grow-height="false" fo:min-height="0.764cm" fo:min-width="9.303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parent-style-name="Frame">
      <style:graphic-properties draw:stroke="none" svg:stroke-width="0.018cm" draw:fill="none" draw:textarea-vertical-align="top" draw:auto-grow-height="false" fo:min-height="0.764cm" fo:min-width="9.774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parent-style-name="Frame">
      <style:graphic-properties draw:stroke="none" svg:stroke-width="0.018cm" draw:fill="none" draw:textarea-vertical-align="top" draw:auto-grow-height="false" fo:min-height="1.272cm" fo:min-width="13.27cm" fo:padding-top="0.127cm" fo:padding-bottom="0.127cm" fo:padding-left="0.254cm" fo:padding-right="0.254cm" fo:wrap-option="wrap" fo:margin-left="0cm" fo:margin-right="0cm" fo:margin-top="0cm" fo:margin-bottom="0.0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solid" svg:stroke-width="0.053cm" svg:stroke-color="#ffffff" draw:stroke-linejoin="round" svg:stroke-linecap="round" draw:fill="bitmap" draw:fill-image-name="msFillBitmap_20_1" style:repeat="stretch" draw:textarea-vertical-align="top" draw:auto-grow-height="false" fo:min-height="1.997cm" fo:min-width="1.746cm" fo:padding-top="0.125cm" fo:padding-bottom="0.125cm" fo:padding-left="0.25cm" fo:padding-right="0.25cm" fo:wrap-option="wrap" fo:clip="rect(0cm, 0cm, 0cm, 0cm)" fo:margin-left="0.026cm" fo:margin-right="0.03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none" svg:stroke-width="0.035cm" draw:fill="solid" draw:fill-color="#3176e0" draw:textarea-vertical-align="top" draw:auto-grow-height="false" fo:min-height="29.498cm" fo:min-width="5.597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start text:name="_GoBack"/><draw:custom-shape text:anchor-type="char" draw:z-index="0" draw:name="Rectangle 4" draw:style-name="gr27" draw:text-style-name="P13" svg:width="6.097cm" svg:height="29.747cm" svg:x="-0.014cm" svg:y="0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end text:name="_GoBack"/></text:p>
      <text:p text:style-name="Standard"><draw:custom-shape text:anchor-type="char" draw:z-index="1" draw:name="Picture 1" draw:style-name="gr26" draw:text-style-name="P16" svg:width="3.176cm" svg:height="3.176cm" svg:x="1.393cm" svg:y="0.231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2" draw:name="Text Box 4" draw:style-name="gr25" draw:text-style-name="P11" svg:width="13.777cm" svg:height="1.525cm" svg:x="6.541cm" svg:y="-0.116cm"><text:p text:style-name="P1"><text:span text:style-name="T1">Claudio Guevara Vásquez</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char" draw:z-index="3" draw:name="Text Box 6" draw:style-name="gr24" draw:text-style-name="P11" svg:width="10.281cm" svg:height="1.017cm" svg:x="6.541cm" svg:y="0.233cm"><text:p text:style-name="Frame_20_contents"><text:span text:style-name="T4">Desarrollador de Software</text:span></text:p><text:p text:style-name="P2"/><text:p text:style-name="P1"/><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draw:custom-shape text:anchor-type="char" draw:z-index="4" draw:name="Text Box 2" draw:style-name="gr23" draw:text-style-name="P11" svg:width="9.81cm" svg:height="1.017cm" svg:x="6.209cm" svg:y="0.249cm"><text:p text:style-name="Frame_20_contents"><text:span text:style-name="T5">Sobre Mí</text:span></text:p><text:p text:style-name="P1"/><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char" draw:z-index="5" draw:name="Rectangle 3" draw:style-name="gr12" draw:text-style-name="P13" svg:width="13.648cm" svg:height="0.077cm" svg:x="6.442cm" svg:y="0.298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 draw:name="Text Box 11" draw:style-name="gr19" draw:text-style-name="P11" svg:width="4.065cm" svg:height="1.017cm" svg:x="0.363cm" svg:y="0.783cm"><text:p text:style-name="Frame_20_contents"><text:span text:style-name="T9">Contacto INFO</text:span></text:p><text:p text:style-name="P1"/><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char" draw:z-index="6" draw:name="Text Box 7" draw:style-name="gr22" draw:text-style-name="P11" svg:width="14.274cm" svg:height="2.59cm" svg:x="6.198cm" svg:y="0.021cm"><text:p text:style-name="P5"><text:span text:style-name="T6">Soy desarrollador de software egresado de la Universidad de Talca, Chile. Me especializó en desarrollo web haciendo uso de Node.js, React, Python y bases de datos principalmente. Me gusta programar, mejorar, aprender nuevas tecnologías y ayudar al equipo. Puedes saber más de mí en </text:span><text:a xlink:type="simple" xlink:href="https://claudioguevaradev.github.io/portafolio/" text:style-name="Internet_20_link" text:visited-style-name="Visited_20_Internet_20_Link"><text:span text:style-name="Internet_20_link"><text:span text:style-name="T6">https://claudioguevaradev.github.io/portafolio/</text:span></text:span></text:a><text:span text:style-name="T6">.</text:span></text:p><text:p text:style-name="P5"/><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g text:anchor-type="char" draw:z-index="12" draw:name="Group 16" draw:style-name="gr15"><draw:custom-shape draw:style-name="gr16" draw:text-style-name="P14" svg:width="0.641cm" svg:height="0.641cm" svg:x="0.344cm" svg:y="0.774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frame draw:name="Picture 15" draw:style-name="gr17" draw:text-style-name="P15" svg:width="0.382cm" svg:height="0.382cm" svg:x="0.471cm" svg:y="0.885cm"><draw:image xlink:href="Pictures/100000010000002100000021CB6BB2377EF60673.png" xlink:type="simple" xlink:show="embed" xlink:actuate="onLoad" draw:mime-type="image/png"><text:p/></draw:image></draw:frame></draw:g><draw:custom-shape text:anchor-type="char" draw:z-index="30" draw:name="Rectangle 2" draw:style-name="gr4" draw:text-style-name="P12" svg:width="4.573cm" svg:height="0.077cm" svg:x="0.536cm" svg:y="0.10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char" draw:z-index="11" draw:name="Text Box 12" draw:style-name="gr18" draw:text-style-name="P11" svg:width="4.827cm" svg:height="4.569cm" svg:x="1.194cm" svg:y="-0.074cm"><text:p text:style-name="P5"><text:span text:style-name="T10">San Javier, Chile</text:span></text:p><text:p text:style-name="P4"/><text:p text:style-name="P5"><text:span text:style-name="T10">+56040939963</text:span></text:p><text:p text:style-name="P4"/><text:p text:style-name="P5"><text:span text:style-name="T10">claudio.guevara.dev@gmail.com</text:span></text:p><text:p text:style-name="P4"/><text:p text:style-name="P5"><text:span text:style-name="T10">claudioguevaradev.github.io/portafolio/</text:span></text:p><text:p text:style-name="P4"/><text:p text:style-name="P5"/><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char" draw:z-index="7" draw:name="Text Box 8" draw:style-name="gr21" draw:text-style-name="P11" svg:width="7.905cm" svg:height="1.017cm" svg:x="6.209cm" svg:y="0.303cm"><text:p text:style-name="P1"><text:span text:style-name="T5">Experiencia Laboral</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 draw:name="Rectangle 9" draw:style-name="gr12" draw:text-style-name="P13" svg:width="13.648cm" svg:height="0.077cm" svg:x="6.442cm" svg:y="1.15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3" draw:name="Group 29" draw:style-name="gr15"><draw:custom-shape draw:style-name="gr16" draw:text-style-name="P14" svg:width="0.641cm" svg:height="0.641cm" svg:x="0.344cm" svg:y="0.108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frame draw:name="Picture 20" draw:style-name="gr17" draw:text-style-name="P15" svg:width="0.382cm" svg:height="0.382cm" svg:x="0.476cm" svg:y="0.24cm"><draw:image xlink:href="Pictures/100000010000002100000021B695AA53B095C02C.png" xlink:type="simple" xlink:show="embed" xlink:actuate="onLoad" draw:mime-type="image/png"><text:p/></draw:image></draw:frame></draw:g></text:p>
      <text:p text:style-name="Standard"><draw:g text:anchor-type="char" draw:z-index="14" draw:name="Group 28" draw:style-name="gr15"><draw:custom-shape draw:style-name="gr16" draw:text-style-name="P14" svg:width="0.641cm" svg:height="0.641cm" svg:x="0.344cm" svg:y="0.388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frame draw:name="Picture 23" draw:style-name="gr17" draw:text-style-name="P15" svg:width="0.382cm" svg:height="0.382cm" svg:x="0.476cm" svg:y="0.52cm"><draw:image xlink:href="Pictures/1000000100000021000000212699CCAAA7FE2605.png" xlink:type="simple" xlink:show="embed" xlink:actuate="onLoad" draw:mime-type="image/png"><text:p/></draw:image></draw:frame></draw:g></text:p>
      <text:p text:style-name="Standard"><draw:custom-shape text:anchor-type="char" draw:z-index="9" draw:name="Text Box 10" draw:style-name="gr20" draw:text-style-name="P11" svg:width="14.272cm" svg:height="14.371cm" svg:x="6.202cm" svg:y="0.044cm"><text:p text:style-name="P5"><text:span text:style-name="T2">Radio100<text:tab/><text:tab/><text:tab/><text:tab/><text:tab/><text:tab/> <text:s text:c="5"/>05/2021 - 08-2021</text:span></text:p><text:p text:style-name="P5"><text:span text:style-name="T14">Santiago, Chile</text:span></text:p><text:p text:style-name="P6"/><text:p text:style-name="P5"><text:span text:style-name="T13">Desarrollo de una página web para radio100.cl, la cual es una radio situada en Providencia, Chile. El objetivo del sitio web era sincronizar la radio en tiempo real, así como subir afiches publicitarios de la misma. Dicha aplicación se desarrollo con Node.Js, React, Bootstrap y MongoDB; y la puede visitar en </text:span><text:a xlink:type="simple" xlink:href="https://radio100.cl/" text:style-name="Internet_20_link" text:visited-style-name="Visited_20_Internet_20_Link"><text:span text:style-name="Internet_20_link"><text:span text:style-name="T15">https://radio100.cl/</text:span></text:span></text:a><text:span text:style-name="T13">.</text:span></text:p><text:p text:style-name="P3"/><text:p text:style-name="P5"><text:span text:style-name="T2">Centro de Biotecnología y Bioingenería<text:tab/> <text:s text:c="5"/>01/2021 - 07/2022</text:span></text:p><text:p text:style-name="P5"><text:span text:style-name="T14">Santiago, Chile</text:span></text:p><text:p text:style-name="P3"/><text:p text:style-name="P5"><text:span text:style-name="T13">Trabajo como investigador y desarrollo web para CeBIB. Me desempeñe en tareas de investigación científica mediante el uso de Python, así como el desarrollo de aplicaciones como Peptipedia.</text:span></text:p><text:p text:style-name="P3"/><text:p text:style-name="P5"><text:span text:style-name="T2">Peptipedia<text:tab/><text:tab/><text:tab/><text:tab/><text:tab/><text:tab/> <text:s text:c="4"/>02/2022 - Presente</text:span></text:p><text:p text:style-name="P5"><text:span text:style-name="T14">Santiago, Chile</text:span></text:p><text:p text:style-name="P6"/><text:p text:style-name="P5"><text:span text:style-name="T13">Desarrollo de una página con fines bioinformáticos. Peptipedia es un sitio web construido a partir de una base de datos de peptidos y que tiene como objetivo el ser de utilidad para la investigación científica. Dicha aplicación se construyó con Flask, React, Material UI y PostgreSQL; y la puede visitar en </text:span><text:a xlink:type="simple" xlink:href="http://peptipedia.cl/" text:style-name="Internet_20_link" text:visited-style-name="Visited_20_Internet_20_Link"><text:span text:style-name="Internet_20_link"><text:span text:style-name="T15">http://peptipedia.cl</text:span></text:span></text:a><text:span text:style-name="T15">.</text:span></text:p><text:p text:style-name="P3"/><text:p text:style-name="P5"><text:span text:style-name="T2">Mi Portafolio<text:tab/><text:tab/><text:tab/><text:tab/><text:tab/> <text:s text:c="5"/>04/2022 - 05/2022</text:span></text:p><text:p text:style-name="P5"><text:span text:style-name="T14">San Javier, Chile</text:span></text:p><text:p text:style-name="P3"/><text:p text:style-name="P5"><text:span text:style-name="T13">Desarrollo de mi página personal para mostrar quién soy y mis habilidades. Dicha página fue construida con React y Material UI; y la puede visitar en </text:span><text:a xlink:type="simple" xlink:href="https://claudioguevaradev.github.io/portafolio/" text:style-name="Internet_20_link" text:visited-style-name="Visited_20_Internet_20_Link"><text:span text:style-name="Internet_20_link"><text:span text:style-name="T15">https://claudioguevaradev.github.io/portafolio/</text:span></text:span></text:a><text:span text:style-name="T15">.</text:span></text:p><text:p text:style-name="P5"/><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g text:anchor-type="char" draw:z-index="15" draw:name="Group 27" draw:style-name="gr15"><draw:custom-shape draw:style-name="gr16" draw:text-style-name="P14" svg:width="0.641cm" svg:height="0.641cm" svg:x="0.344cm" svg:y="0.282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frame draw:name="Picture 26" draw:style-name="gr17" draw:text-style-name="P15" svg:width="0.382cm" svg:height="0.382cm" svg:x="0.476cm" svg:y="0.402cm"><draw:image xlink:href="Pictures/1000000100000021000000217FD8F2B5AD1753FB.png" xlink:type="simple" xlink:show="embed" xlink:actuate="onLoad" draw:mime-type="image/png"><text:p/></draw:image></draw:frame></draw:g></text:p>
      <text:p text:style-name="Standard"/>
      <text:p text:style-name="Standard"><draw:custom-shape text:anchor-type="char" draw:z-index="18" draw:name="Text Box 33" draw:style-name="gr14" draw:text-style-name="P11" svg:width="4.714cm" svg:height="1.017cm" svg:x="0.395cm" svg:y="-0.208cm"><text:p text:style-name="Frame_20_contents"><text:span text:style-name="T9">Lenguajes</text:span></text:p><text:p text:style-name="P1"/><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char" draw:z-index="17" draw:name="Rectangle 31" draw:style-name="gr5" draw:text-style-name="P12" svg:width="4.573cm" svg:height="0.077cm" svg:x="0.536cm" svg:y="0.03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0" draw:name="Text Box 35" draw:style-name="gr1" draw:text-style-name="P11" svg:width="4.827cm" svg:height="4.254cm" svg:x="0.282cm" svg:y="0.379cm"><text:p text:style-name="P7"><draw:custom-shape text:anchor-type="char" draw:z-index="34" draw:name="Text Box 14" draw:style-name="gr1" draw:text-style-name="P11" svg:width="4.827cm" svg:height="4.254cm" svg:x="-0.194cm" svg:y="12.885cm"><text:p text:style-name="P9"><text:span text:style-name="T10">Linux</text:span></text:p><text:p text:style-name="P9"><text:span text:style-name="T10">Git</text:span></text:p><text:p text:style-name="P9"><text:span text:style-name="T10">Docker</text:span></text:p><text:p text:style-name="P9"><text:span text:style-name="T10">Anaconda</text:span></text:p><text:p text:style-name="P9"><text:span text:style-name="T10">Nginx</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0">HTML 5</text:span></text:p><text:p text:style-name="P7"><text:span text:style-name="T10">CSS 3</text:span></text:p><text:p text:style-name="P7"><text:span text:style-name="T10">JavaScript</text:span></text:p><text:p text:style-name="P7"><text:span text:style-name="T10">TypeScript</text:span></text:p><text:p text:style-name="P7"><text:span text:style-name="T10">Python</text:span></text:p><text:p text:style-name="P7"><text:span text:style-name="T10">SQL - NoSQL</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
      <text:p text:style-name="Standard"><draw:custom-shape text:anchor-type="char" draw:z-index="27" draw:name="Text Box 3" draw:style-name="gr7" draw:text-style-name="P11" svg:width="4.827cm" svg:height="5.464cm" svg:x="0.27cm" svg:y="0.09cm"><text:p text:style-name="P7"><text:span text:style-name="T11">Node (Express)</text:span></text:p><text:p text:style-name="P7"><text:span text:style-name="T11">FastAPI</text:span></text:p><text:p text:style-name="P7"><text:span text:style-name="T11">Flask</text:span></text:p><text:p text:style-name="P7"><text:span text:style-name="T11">React, React Native</text:span></text:p><text:p text:style-name="P7"><text:span text:style-name="T11">Electron, Tauri</text:span></text:p><text:p text:style-name="P7"><text:span text:style-name="T11">MySQL, PostgreSQL, MongoDB</text:span></text:p><text:p text:style-name="P7"><text:span text:style-name="T11">Bootstrap, Material UI</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1" draw:name="Text Box 1" draw:style-name="gr3" draw:text-style-name="P11" svg:width="4.827cm" svg:height="4.065cm" svg:x="0.028cm" svg:y="24.8cm"><text:p text:style-name="P7"><text:span text:style-name="T11">Linux (Terminal</text:span></text:p><text:p text:style-name="P7"><text:span text:style-name="T11">Docker</text:span></text:p><text:p text:style-name="P7"><text:span text:style-name="T11">Git</text:span></text:p><text:p text:style-name="P7"><text:span text:style-name="T11">Anaconda</text:span></text:p><text:p text:style-name="P7"><text:span text:style-name="T11">Ningx</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8" draw:name="Text Box 5" draw:style-name="gr6" draw:text-style-name="P11" svg:width="4.827cm" svg:height="3.44cm" svg:x="-0.025cm" svg:y="24.737cm"><text:p text:style-name="P7"><text:span text:style-name="T11">Linux (Terminal)</text:span></text:p><text:p text:style-name="P7"><text:span text:style-name="T11">Git</text:span></text:p><text:p text:style-name="P7"><text:span text:style-name="T11">Docker </text:span></text:p><text:p text:style-name="P7"><text:span text:style-name="T11">Anaconda</text:span></text:p><text:p text:style-name="P7"><text:span text:style-name="T11">Nginx</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9" draw:name="Rectangle 1" draw:style-name="gr5" draw:text-style-name="P12" svg:width="4.573cm" svg:height="0.077cm" svg:x="0.466cm" svg:y="-0.134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draw:custom-shape text:anchor-type="char" draw:z-index="21" draw:name="Text Box 36" draw:style-name="gr13" draw:text-style-name="P11" svg:width="10.339cm" svg:height="1.017cm" svg:x="6.279cm" svg:y="-0.198cm"><text:p text:style-name="Frame_20_contents"><text:span text:style-name="T5">Formación Académica</text:span></text:p><text:p text:style-name="P1"/><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char" draw:z-index="16" draw:name="Text Box 30" draw:style-name="gr2" draw:text-style-name="P11" svg:width="5.518cm" svg:height="1.017cm" svg:x="0.3cm" svg:y="-0.258cm"><text:p text:style-name="P1"><draw:custom-shape text:anchor-type="char" draw:z-index="33" draw:name="Text Box 13" draw:style-name="gr2" draw:text-style-name="P11" svg:width="5.518cm" svg:height="1.017cm" svg:x="-0.194cm" svg:y="-7.384cm"><text:p text:style-name="P8"><text:span text:style-name="T9">Tecnologías</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9">Otras Tecnologías</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2" draw:name="Text Box 9" draw:style-name="gr2" draw:text-style-name="P11" svg:width="5.518cm" svg:height="1.017cm" svg:x="0.035cm" svg:y="16.217cm"><text:p text:style-name="P1"><text:span text:style-name="T9">Tecnologías</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2" draw:name="Rectangle 37" draw:style-name="gr12" draw:text-style-name="P13" svg:width="13.648cm" svg:height="0.077cm" svg:x="6.53cm" svg:y="-0.034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3" draw:name="Text Box 38" draw:style-name="gr11" draw:text-style-name="P11" svg:width="14.272cm" svg:height="2.624cm" svg:x="6.378cm" svg:y="0.36cm"><text:p text:style-name="P5"><text:span text:style-name="T2">Ingeniería <text:s/>Civil en Bioninformática<text:tab/><text:tab/>2017-2022</text:span></text:p><text:p text:style-name="P5"><text:span text:style-name="T14">Universidad de Talca</text:span></text:p><text:p text:style-name="P3"/><text:p text:style-name="P5"><text:span text:style-name="T2">Desarrollador de Software<text:tab/><text:tab/><text:tab/><text:tab/>2017-2022</text:span></text:p><text:p text:style-name="P5"><text:span text:style-name="T14">Univerisdad de Talca</text:span></text:p><text:p text:style-name="P5"/><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char" draw:z-index="19" draw:name="Rectangle 34" draw:style-name="gr5" draw:text-style-name="P12" svg:width="4.573cm" svg:height="0.077cm" svg:x="0.497cm" svg:y="-0.011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10"><draw:custom-shape text:anchor-type="char" draw:z-index="24" draw:name="Text Box 50" draw:style-name="gr10" draw:text-style-name="P11" svg:width="10.021cm" svg:height="1.017cm" svg:x="6.35cm" svg:y="0.676cm"><text:p text:style-name="Frame_20_contents"><text:span text:style-name="T5">Idiomas</text:span></text:p><text:p text:style-name="P1"/><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5" draw:name="Rectangle 51" draw:style-name="gr9" draw:text-style-name="P13" svg:width="13.648cm" svg:height="0.077cm" svg:x="6.53cm" svg:y="1.616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6" draw:name="Text Box 52" draw:style-name="gr8" draw:text-style-name="P11" svg:width="14.271cm" svg:height="0.98cm" svg:x="6.329cm" svg:y="1.953cm"><text:p text:style-name="P5"><text:span text:style-name="T16">Español</text:span></text:p><text:p text:style-name="P5"/><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Black" svg:font-family="'Arial Black'" style:font-family-generic="roman" style:font-pitch="variable"/>
    <style:font-face style:name="Calibri" svg:font-family="Calibri" style:font-family-generic="roman" style:font-pitch="variable"/>
    <style:font-face style:name="Calibri Light" svg:font-family="'Calibri Light'" style:font-family-generic="system" style:font-pitch="variable"/>
    <style:font-face style:name="Calibri1" svg:font-family="Calibri"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Vrinda" svg:font-family="Vrinda" style:font-family-generic="system" style:font-pitch="variable"/>
    <style:font-face style:name="맑은 고딕" svg:font-family="'맑은 고딕'" style:font-family-generic="system" style:font-pitch="variable"/>
  </office:font-face-decls>
  <office:styles>
    <draw:fill-image draw:name="msFillBitmap_20_1" draw:display-name="msFillBitmap 1" xlink:href="Pictures/10000000000003C000000500D566F3EA87BCF562.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맑은 고딕" style:font-size-asian="11pt" style:language-asian="ko" style:country-asian="KR" style:font-name-complex="Vrind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맑은 고딕" style:font-size-asian="11pt" style:language-asian="ko" style:country-asian="KR" style:font-name-complex="Vrind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맑은 고딕" style:font-family-asian="'맑은 고딕'" style:font-family-generic-asian="system" style:font-pitch-asian="variable" style:font-size-asian="11pt" style:language-asian="ko" style:country-asian="KR" style:font-name-complex="Vrinda" style:font-family-complex="Vrinda"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669cm" style:num-format="1" style:print-orientation="portrait" fo:margin-top="0cm" fo:margin-bottom="0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07T04:42:00</meta:creation-date>
    <meta:initial-creator>Windows User</meta:initial-creator>
    <dc:language>es-CL</dc:language>
    <meta:print-date>2021-02-07T16:44:00</meta:print-date>
    <dc:date>2022-07-24T10:06:02.445140287</dc:date>
    <meta:editing-cycles>71</meta:editing-cycles>
    <meta:editing-duration>PT1H5M43S</meta:editing-duration>
    <meta:generator>LibreOffice/7.3.4.2$Linux_X86_64 LibreOffice_project/30$Build-2</meta:generator>
    <meta:document-statistic meta:table-count="0" meta:image-count="0" meta:object-count="0" meta:page-count="2" meta:paragraph-count="61" meta:word-count="318" meta:character-count="2266" meta:non-whitespace-character-count="1966"/>
    <meta:user-defined meta:name="AppVersion">15.0000</meta:user-defined>
    <meta:template xlink:type="simple" xlink:actuate="onRequest" xlink:title="Normal.dotm" xlink:href=""/>
  </office:meta>
</office:document-meta>
</file>